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2ba" officeooo:paragraph-rsid="001432ba"/>
    </style:style>
    <style:style style:name="P2" style:family="paragraph" style:parent-style-name="Standard">
      <style:text-properties officeooo:rsid="001432ba" officeooo:paragraph-rsid="001432ba"/>
    </style:style>
    <style:style style:name="P3" style:family="paragraph" style:parent-style-name="Standard">
      <style:text-properties officeooo:rsid="001543c6" officeooo:paragraph-rsid="001543c6"/>
    </style:style>
    <style:style style:name="P4" style:family="paragraph" style:parent-style-name="Standard">
      <style:text-properties officeooo:rsid="00163f8c" officeooo:paragraph-rsid="00163f8c"/>
    </style:style>
    <style:style style:name="P5" style:family="paragraph" style:parent-style-name="Standard">
      <style:text-properties officeooo:paragraph-rsid="001543c6"/>
    </style:style>
    <style:style style:name="T1" style:family="text">
      <style:text-properties officeooo:rsid="001543c6"/>
    </style:style>
    <style:style style:name="T2" style:family="text">
      <style:text-properties officeooo:rsid="00163f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e ouder/verzorger,</text:p>
      <text:p text:style-name="P1"/>
      <text:p text:style-name="P1">In verband met Corona hebben veel leerlingen een leer achterstand opgelopen.</text:p>
      <text:p text:style-name="P1">Daarom biedt OBS De Regenboog het volgende: </text:p>
      <text:p text:style-name="P1"/>
      <text:p text:style-name="P1">In de zomer 3 weken lang <text:span text:style-name="T1">in de ochtenden les gegeven over: taal en rekenen. In die middag worden er activiteiten georganiseerd. </text:span></text:p>
      <text:p text:style-name="P1"/>
      <text:p text:style-name="P3">Mocht u willen helpen met bijvoorbeeld: het helpen of plannen. Dan horen we graag van u, hier staat een vergoeding van 15 euro per middag tegenover.</text:p>
      <text:p text:style-name="P3"/>
      <text:p text:style-name="P3"/>
      <text:p text:style-name="P3">Beste Directie,</text:p>
      <text:p text:style-name="P3"/>
      <text:p text:style-name="P5"><text:span text:style-name="T1">Mij zou het harstikke leuk lijken om </text:span><text:span text:style-name="T2">aan de na middagse activiteiten </text:span><text:span text:style-name="T1">mee te kunnen helpen. Ik denk zelf dat het voor de kinderen zeer leuk lijkt om een sjoel toernooi te organiseren, dit zou wel leuk zijn voor </text:span><text:span text:style-name="T2">iedere leeftijd.</text:span></text:p>
      <text:p text:style-name="P3"/>
      <text:p text:style-name="P4">Ik hoor graag optijd of ik zou kunnen helpen.</text:p>
      <text:p text:style-name="P4"/>
      <text:p text:style-name="P4">Met vriendelijke groet,</text:p>
      <text:p text:style-name="P4">Constantijn van Hartesveld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3:28:47.736656569</meta:creation-date>
    <dc:date>2021-12-09T13:57:55.442833240</dc:date>
    <meta:editing-duration>PT11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26" meta:character-count="755" meta:non-whitespace-character-count="637"/>
  </office:meta>
</office:document-meta>
</file>